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fr" fo:country="FR" fo:font-weight="bold" officeooo:rsid="001745eb" officeooo:paragraph-rsid="001745eb"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language="fr" fo:country="FR" fo:font-weight="normal" officeooo:rsid="0018d8cc" officeooo:paragraph-rsid="0018d8cc"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language="fr" fo:country="FR" fo:font-weight="normal" officeooo:rsid="0019b7a5" officeooo:paragraph-rsid="0019b7a5"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fr" fo:country="FR" fo:font-weight="normal" officeooo:rsid="001ad48f" officeooo:paragraph-rsid="002394cb"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fr" fo:country="FR" fo:font-weight="normal" officeooo:rsid="001ad48f" officeooo:paragraph-rsid="003aacf3"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language="fr" fo:country="FR" fo:font-weight="normal" officeooo:rsid="001dc984" officeooo:paragraph-rsid="001dc984"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language="fr" fo:country="FR" fo:font-weight="normal" officeooo:rsid="0020f44f" officeooo:paragraph-rsid="0020f44f"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fr" fo:country="FR" fo:font-weight="normal" officeooo:rsid="002394cb" officeooo:paragraph-rsid="002394cb"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fr" fo:country="FR" fo:font-weight="normal" officeooo:rsid="00267387" officeooo:paragraph-rsid="002aec5b"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fr" fo:country="FR" fo:font-weight="normal" officeooo:rsid="002aec5b" officeooo:paragraph-rsid="00304c51"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language="fr" fo:country="FR" fo:font-weight="normal" officeooo:rsid="003da2cb" officeooo:paragraph-rsid="00448cdb"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language="fr" fo:country="FR" fo:font-weight="normal" officeooo:rsid="0051a209" officeooo:paragraph-rsid="0051a209"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language="fr" fo:country="FR" fo:font-weight="normal" officeooo:rsid="005f4bc9" officeooo:paragraph-rsid="005f4bc9"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size="12pt" fo:language="fr" fo:country="FR" fo:font-weight="normal" officeooo:rsid="0063e841" officeooo:paragraph-rsid="0063e841"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fr" fo:country="FR" fo:font-weight="normal" officeooo:rsid="0020f44f" officeooo:paragraph-rsid="0020f44f" style:font-size-asian="12pt" style:font-weight-asian="normal" style:font-size-complex="12pt" style:font-weight-complex="normal"/>
    </style:style>
    <style:style style:name="P16" style:family="paragraph" style:parent-style-name="Standard">
      <style:paragraph-properties fo:text-align="start" style:justify-single-word="false"/>
      <style:text-properties fo:font-size="12pt" fo:language="fr" fo:country="FR" fo:font-weight="normal" officeooo:rsid="0018d8cc" officeooo:paragraph-rsid="0018d8cc"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fo:font-size="12pt" fo:language="fr" fo:country="FR" fo:font-weight="bold" officeooo:rsid="00514469" officeooo:paragraph-rsid="00514469"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12pt" fo:language="fr" fo:country="FR" fo:font-weight="bold" officeooo:rsid="0051a209" officeooo:paragraph-rsid="0051a209"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size="12pt" fo:language="fr" fo:country="FR" fo:font-weight="bold" officeooo:rsid="005e81c9" officeooo:paragraph-rsid="005e81c9"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size="12pt" fo:language="fr" fo:country="FR" fo:font-weight="bold" officeooo:rsid="0063e841" officeooo:paragraph-rsid="0063e841" style:font-size-asian="12pt" style:font-weight-asian="bold" style:font-size-complex="12pt" style:font-weight-complex="bold"/>
    </style:style>
    <style:style style:name="P21" style:family="paragraph" style:parent-style-name="Standard">
      <style:paragraph-properties fo:text-align="start" style:justify-single-word="false"/>
      <style:text-properties fo:font-size="12pt" fo:language="fr" fo:country="FR" fo:font-weight="bold" officeooo:rsid="0075717b" officeooo:paragraph-rsid="0075717b" style:font-size-asian="12pt" style:font-weight-asian="bold" style:font-size-complex="12pt" style:font-weight-complex="bold"/>
    </style:style>
    <style:style style:name="T1" style:family="text">
      <style:text-properties officeooo:rsid="0018d8cc"/>
    </style:style>
    <style:style style:name="T2" style:family="text">
      <style:text-properties officeooo:rsid="001c53b1"/>
    </style:style>
    <style:style style:name="T3" style:family="text">
      <style:text-properties officeooo:rsid="001f1405"/>
    </style:style>
    <style:style style:name="T4" style:family="text">
      <style:text-properties fo:font-weight="bold" style:font-weight-asian="bold" style:font-weight-complex="bold"/>
    </style:style>
    <style:style style:name="T5" style:family="text">
      <style:text-properties officeooo:rsid="0020f44f"/>
    </style:style>
    <style:style style:name="T6" style:family="text">
      <style:text-properties officeooo:rsid="002394cb"/>
    </style:style>
    <style:style style:name="T7" style:family="text">
      <style:text-properties officeooo:rsid="00247ac3"/>
    </style:style>
    <style:style style:name="T8" style:family="text">
      <style:text-properties officeooo:rsid="0024e2d5"/>
    </style:style>
    <style:style style:name="T9" style:family="text">
      <style:text-properties officeooo:rsid="0025e55f"/>
    </style:style>
    <style:style style:name="T10" style:family="text">
      <style:text-properties officeooo:rsid="00272520"/>
    </style:style>
    <style:style style:name="T11" style:family="text">
      <style:text-properties officeooo:rsid="00285588"/>
    </style:style>
    <style:style style:name="T12" style:family="text">
      <style:text-properties officeooo:rsid="002a20cb"/>
    </style:style>
    <style:style style:name="T13" style:family="text">
      <style:text-properties officeooo:rsid="002d237e"/>
    </style:style>
    <style:style style:name="T14" style:family="text">
      <style:text-properties officeooo:rsid="002ef9be"/>
    </style:style>
    <style:style style:name="T15" style:family="text">
      <style:text-properties officeooo:rsid="00304c51"/>
    </style:style>
    <style:style style:name="T16" style:family="text">
      <style:text-properties officeooo:rsid="00352015"/>
    </style:style>
    <style:style style:name="T17" style:family="text">
      <style:text-properties officeooo:rsid="0035423a"/>
    </style:style>
    <style:style style:name="T18" style:family="text">
      <style:text-properties officeooo:rsid="003766fc"/>
    </style:style>
    <style:style style:name="T19" style:family="text">
      <style:text-properties officeooo:rsid="003ade23"/>
    </style:style>
    <style:style style:name="T20" style:family="text">
      <style:text-properties officeooo:rsid="003f7fdf"/>
    </style:style>
    <style:style style:name="T21" style:family="text">
      <style:text-properties officeooo:rsid="004bf708"/>
    </style:style>
    <style:style style:name="T22" style:family="text">
      <style:text-properties officeooo:rsid="004def59"/>
    </style:style>
    <style:style style:name="T23" style:family="text">
      <style:text-properties officeooo:rsid="004ee78d"/>
    </style:style>
    <style:style style:name="T24" style:family="text">
      <style:text-properties officeooo:rsid="0052f0b5"/>
    </style:style>
    <style:style style:name="T25" style:family="text">
      <style:text-properties officeooo:rsid="0060f427"/>
    </style:style>
    <style:style style:name="T26" style:family="text">
      <style:text-properties officeooo:rsid="0061f7fd"/>
    </style:style>
    <style:style style:name="T27" style:family="text">
      <style:text-properties officeooo:rsid="00643e66"/>
    </style:style>
    <style:style style:name="T28" style:family="text">
      <style:text-properties officeooo:rsid="00664e0a"/>
    </style:style>
    <style:style style:name="T29" style:family="text">
      <style:text-properties officeooo:rsid="006846b3"/>
    </style:style>
    <style:style style:name="T30" style:family="text">
      <style:text-properties officeooo:rsid="006ce5f0"/>
    </style:style>
    <style:style style:name="T31" style:family="text">
      <style:text-properties officeooo:rsid="006d4b20"/>
    </style:style>
    <style:style style:name="T32" style:family="text">
      <style:text-properties officeooo:rsid="006f1a24"/>
    </style:style>
    <style:style style:name="T33" style:family="text">
      <style:text-properties officeooo:rsid="006f2b60"/>
    </style:style>
    <style:style style:name="T34" style:family="text">
      <style:text-properties officeooo:rsid="0072091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Bilan </text:span>My_RPG <text:span text:style-name="T8">(sujet 1)</text:span></text:p>
      <text:p text:style-name="P1"/>
      <text:p text:style-name="P5"><text:span text:style-name="T6">Projet commencé le 18 Avril 2018 et finit le 6 Mai 2018</text:span><text:span text:style-name="T4">.</text:span></text:p>
      <text:p text:style-name="P2"/>
      <text:p text:style-name="P21">Introduction :</text:p>
      <text:p text:style-name="P2">Le projet My_RPG avait pour but de créer un jeux vidéo de type RPG (role playing game). Nous devions développer un système de quête qui pouvait permettre au joueur d’évoluer dans un monde ouvert <text:span text:style-name="T7">et gagner de l’expérience pour améliorer ses statistiques</text:span>. <text:span text:style-name="T18">C’était un lourd projet de fin d’année et un condensé de toutes nos connaissances apprises durant notre première année. Il nous a fallut de la rigueur et beaucoup de patience pour mener à bien nos travaux. De plus, de nombreux autres projets étaient à réaliser en même temps (42sh, dante-star etc …), ce qui augmentait la difficulté du module.</text:span></text:p>
      <text:p text:style-name="P2"/>
      <text:p text:style-name="P3">Nous avions 2 mois pour réaliser ce projet, et notre équipe était composée de 4 personnes : Théo Stéf<text:span text:style-name="T30">f</text:span>anetti, Arthur Lang, Tanguy Raeymakers et moi-même. <text:span text:style-name="T12">Chacun avait un rôle précis dans le groupe :</text:span></text:p>
      <text:p text:style-name="P10">Théo s’occupait de réaliser les menus et options du jeu, Arthur <text:span text:style-name="T30">créait</text:span> l’histoire, les sprites, l’inventaire du personnage et ses statistiques, Tanguy travaillait sur un <text:span text:style-name="T31">générateur</text:span> de carte de jeu, et je <text:span text:style-name="T13">me consacrait à</text:span> réaliser un sy<text:span text:style-name="T14">s</text:span>tème de combat en 3D <text:span text:style-name="T15">isométrique.</text:span></text:p>
      <text:p text:style-name="P3"/>
      <text:p text:style-name="P6">Nous avons utilisé le langage C avec la libra<text:span text:style-name="T5">i</text:span>rie graphique CSFML pour réaliser ce projet. <text:span text:style-name="T9">Il</text:span> fa<text:span text:style-name="T9">it</text:span> 4 Kilos Octets, et est composé de <text:span text:style-name="T3">plus de </text:span>5<text:span text:style-name="T3">700</text:span> lignes de code au total. <text:span text:style-name="T19">Coordonner toutes les parties du jeu était une tâche difficile (il y en avait quatre principalement, celles que j’ai décrite au début pour chacun de mes camarades) car nous avons commencé par coder chacun nos parties sans vraiment faire attention à la compatibilités de celle-ci entre elles.</text:span></text:p>
      <text:p text:style-name="P6"/>
      <text:p text:style-name="P11">En effet, les deux premières semaines du projet on<text:span text:style-name="T33">t</text:span> été dédié<text:span text:style-name="T32">es</text:span> à la rédaction <text:span text:style-name="T34">expérimentales</text:span> de chacune des parties des membres de l’équipe. Nous en avions profité pour créer un Trello (un interface web qui nous a permis d’organiser notre code), <text:span text:style-name="T20">ce qui nous a aidé à garder un œil sur l’avancement du développement des parties de chacun. Je m’occupais de réaliser le système de combat entre le joueur et les ennemies. J’ai aussi participé à la création de carte avec un système d’énigmes avec lequel le joueur pouvait interagir sur la carte principale. J’ai créé de nombreux sprites et aidé Théo pour élaborer les menus du jeu. Au bout d’un mois, Arthur et moi-même nous sommes occupés d’agréger les différents travaux de l’équipe pour créer un premier prototype stable du jeu. Avec quelque difficultés, nous sommes parvenus à <text:s/>réaliser cela, en l’espace de quelques jours. A partir de ce point, nous avons étendu les fonctionnalités du jeu (changer de personnage, pièges, donjons, différentes cartes …), puis corrigé le code pour le rendre plus compréhensible et mieux optimisé. Il nous restait une semaine pour tester le jeu à l’aide de la librairie criterion et réaliser des tests manuels.</text:span></text:p>
      <text:p text:style-name="P7"/>
      <text:p text:style-name="P17">Bilan technique :</text:p>
      <text:p text:style-name="P9">Grâce à notre organisation et notre répartition du travail, le projet à pu être rendu <text:span text:style-name="T16">en temps et en heure</text:span>, et nous avons remporté une bonne note. <text:span text:style-name="T21">Un des problèmes que nous avons eu était principalement au début : nous étions partis programmer directement sans réellement penser à l’architecture et la mise en commun de nos différentes parties. Nous aurions du assigner au moins une semaine complète pour réfléchir à l’architecture du projet et la réunion de nos différents travaux, afin d’éviter une mise en commun trop désorganisée. </text:span>Pour le futur, nous pourrions réutiliser certaines partie du programmes. <text:span text:style-name="T23">En effet, </text:span>Tanguy a réalisé un <text:span text:style-name="T22">sous-programme qui</text:span> gén<text:span text:style-name="T22">è</text:span>r<text:span text:style-name="T22">e des</text:span> terrain<text:span text:style-name="T22">s</text:span> <text:span text:style-name="T22">de jeu </text:span>avec des sprites depuis un fichier texte, <text:span text:style-name="T17">ce qui pourrait être un bon point de départ pour commencer un nouveau jeu</text:span>. Le système de combat en 3D <text:span text:style-name="T15">isométrique</text:span> pourrait être réutilisé pour un autre jeu de type rpg ou tout autre jeu de combat, on pourrait y apporter de nombreuses autres modifications et variations <text:span text:style-name="T10">de gameplay</text:span>. <text:span text:style-name="T11">Certaines « dalles » (les parties du terrain où le joueur peu se déplacer) ne répondent pas très bien au clics du joueur car l’algorithme qui gère cette partie n’est pas optimal pour ce système. Si nous visons à le </text:span><text:soft-page-break/><text:span text:style-name="T11">réutiliser plus tard, nous devrions repasser sur cet algorithme pour l’améliorer, voir le remplacer par quelque chose de plus adapté.</text:span></text:p>
      <text:p text:style-name="P7"/>
      <text:p text:style-name="P18">Bilan de l’organisation :</text:p>
      <text:p text:style-name="P12">La répartition des tâche était balancée et à permis à chacun de réaliser un travail équitable entre chaque membre de l’équipe. Chacun a pu apporter et absorber des connaissances. <text:span text:style-name="T24">Nous réalisions souvent des réunions, ce qui nous a permis de s’attaquer au principaux problèmes qui nous arrivaient en amont avant de retourner réaliser nos tâches respectives. Étant tous de bons amis, nous n’avions pas de difficulté à faire circuler nos suggestions et craintes envers nos différentes parties. En revanche, nous avons perdu du temps sur la mise en commun des parties car Tanguy n’était pas présent à l’école durant cette période. Nous nous sommes attardé sur l’intégration de son générateur de carte du à son absence. Cela nous a pris un peu plus de temps que prévu, mais nous nous en sommes quand même sorti, et nous en avions profité pour améliorer son travail. Tous les membres étaient motivés et présents pour réaliser le projet (à part Tanguy pendant la période de mise en commun pour des raisons personnelles) ce qui a grandement facilité la lourde charge de travail demandée. Au niveau de l’organisation, nous aurions pus créer un agenda des travaux à réaliser afin de prévoir ce genre d’incidents.</text:span></text:p>
      <text:p text:style-name="P7"/>
      <text:p text:style-name="P19">Bilan qualité-méthodes :</text:p>
      <text:p text:style-name="P13">Les tests avec criterion pour un pro<text:span text:style-name="T25">j</text:span>et graphique étaient compliqués et limités, ce qui nous a amené à réaliser plus de tests manuels qu’automatiques. <text:span text:style-name="T26">Pour les prochains projets, nous devrions chercher à utiliser d’autres librairies/frameworks pour réaliser des tests automatiques, pour nous faire gagner du temps. En effet, tester le jeu à la main était un processus lent qui nous a fait perdre beaucoup de temps.</text:span></text:p>
      <text:p text:style-name="P13"/>
      <text:p text:style-name="P20">Appréciation globale :</text:p>
      <text:p text:style-name="P14">Nous avons réalisé plus que nous <text:span text:style-name="T28">pensions</text:span> avec ce projet, malgré les embuches renco<text:span text:style-name="T27">n</text:span>trées durant le dévelop<text:span text:style-name="T27">p</text:span>ement. <text:span text:style-name="T29">Nous pourrions étendre ce projet en réalisant un vrai RPG à partir de la base que ce sujet d’Epitech nous a apporté, et le publier sur un site de jeu indépendant.</text:span></text:p>
      <text:p text:style-name="P7"/>
      <text:p text:style-name="P8">Tabis Lucas, Chef de projet du My_RPG.</text:p>
      <text:p text:style-name="P4">Bilan <text:span text:style-name="T2">réalisé</text:span> le <text:span text:style-name="T4">13 Mars 201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3T16:02:29.619683468</meta:creation-date>
    <dc:date>2019-03-17T15:39:26.621180648</dc:date>
    <meta:editing-duration>PT2H14M15S</meta:editing-duration>
    <meta:editing-cycles>88</meta:editing-cycles>
    <meta:generator>LibreOffice/5.3.7.2.0$Linux_X86_64 LibreOffice_project/30$Build-2</meta:generator>
    <meta:document-statistic meta:table-count="0" meta:image-count="0" meta:object-count="0" meta:page-count="2" meta:paragraph-count="18" meta:word-count="1040" meta:character-count="6214" meta:non-whitespace-character-count="5191"/>
  </office:meta>
</office:document-meta>
</file>